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4.509cm" fo:min-width="7.844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321cm"/>
    </style:style>
    <style:style style:name="gr3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.748cm" fo:min-width="1.244cm"/>
    </style:style>
    <style:style style:name="gr4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91cm"/>
    </style:style>
    <style:style style:name="gr5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898cm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15cm" fo:min-width="1.96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57cm" fo:min-width="2.321cm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71cm" fo:min-width="2.373cm"/>
    </style:style>
    <style:style style:name="gr11" style:family="graphic" style:parent-style-name="standard" style:list-style-name="L2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57cm" fo:min-width="2.416cm" fo:padding-top="0.151cm" fo:padding-bottom="0.151cm" fo:padding-left="0.276cm" fo:padding-right="0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 style:list-style-name="L2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6" style:family="graphic" style:parent-style-name="standard" style:list-style-name="L2">
      <style:graphic-properties svg:stroke-color="#000000" draw:fill="none" draw:textarea-horizontal-align="justify" draw:textarea-vertical-align="middle" draw:auto-grow-height="false" fo:min-height="1.01cm" fo:min-width="1.392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84cm" fo:min-width="2.321cm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color="#000000" draw:fill="none" draw:textarea-horizontal-align="justify" draw:textarea-vertical-align="middle" draw:auto-grow-height="false" fo:min-height="1.01cm" fo:min-width="1.41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71cm" fo:min-width="5.712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style:font-name="Liberation Sans1" fo:font-size="11pt" style:font-size-asian="11pt" style:font-size-complex="11pt"/>
    </style:style>
    <style:style style:name="P4" style:family="paragraph">
      <loext:graphic-properties draw:fill="none" draw:fill-color="#729fc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3.1999998092651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3.1999998092651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.1999998092651pt" style:font-size-asian="12pt" style:font-size-complex="12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.1999998092651pt" fo:font-weight="bold" style:font-size-asian="12pt" style:font-weight-asian="bold" style:font-size-complex="12pt" style:font-weight-complex="bold"/>
    </style:style>
    <style:style style:name="T4" style:family="text">
      <style:text-properties fo:font-size="13.1999998092651pt" style:font-size-asian="12pt" style:font-size-complex="12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1" draw:layer="layout" svg:width="8.344cm" svg:height="4.759cm" svg:x="3.479cm" svg:y="3.3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573cm" svg:height="1.41cm" svg:x="3.703cm" svg:y="6.416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6.393cm" svg:y="6.416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9.059cm" svg:y="6.417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3.724cm" svg:y="3.628cm">
            <text:p text:style-name="P2"><text:span text:style-name="T2">Drainage</text:span></text:p>
            <text:p text:style-name="P2"><text:span text:style-name="T2">Reser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4.984cm" svg:y1="6.428cm" svg:x2="4.984cm" svg:y2="5.028cm">
            <text:p/>
          </draw:line>
          <draw:custom-shape draw:style-name="gr6" draw:text-style-name="P4" draw:layer="layout" svg:width="2.398cm" svg:height="1.4cm" svg:x="6.416cm" svg:y="3.628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462cm" svg:height="1.4cm" svg:x="9.088cm" svg:y="3.628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7.583cm" svg:y1="6.428cm" svg:x2="7.583cm" svg:y2="5.028cm">
            <text:p/>
          </draw:line>
          <draw:line draw:style-name="gr5" draw:text-style-name="P1" draw:layer="layout" svg:x1="10.319cm" svg:y1="6.428cm" svg:x2="10.319cm" svg:y2="5.028cm">
            <text:p/>
          </draw:line>
        </draw:g>
        <draw:custom-shape draw:style-name="gr8" draw:text-style-name="P5" xml:id="id1" draw:id="id1" draw:layer="layout" svg:width="2.873cm" svg:height="1.959cm" svg:x="6.181cm" svg:y="9.352cm">
          <text:p text:style-name="P2"><text:span text:style-name="T3">Space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7.617cm" svg:y1="9.352cm" svg:x2="7.651cm" svg:y2="8.107cm" draw:start-shape="id1" draw:end-shape="id2" svg:d="M7617 9352l34-1245" svg:viewBox="0 0 35 1246">
          <text:p/>
        </draw:connector>
        <draw:custom-shape draw:style-name="gr10" draw:text-style-name="P7" xml:id="id10" draw:id="id10" draw:layer="layout" svg:width="2.873cm" svg:height="1.96cm" svg:x="11.632cm" svg:y="13.661cm">
          <text:p text:style-name="P2"><text:span text:style-name="T4">Ed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3" draw:id="id3" draw:layer="layout" svg:width="3.783cm" svg:height="2.519cm" svg:x="13.289cm" svg:y="9.138cm">
          <text:p text:style-name="P2"><text:span text:style-name="T2">Is 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9.054cm" svg:y1="10.331cm" svg:x2="13.289cm" svg:y2="10.398cm" draw:start-shape="id1" draw:start-glue-point="1" draw:end-shape="id3" draw:end-glue-point="5" svg:d="M9054 10331l4235 67" svg:viewBox="0 0 4236 68">
          <text:p/>
        </draw:connector>
        <draw:g xml:id="id5" draw:id="id5">
          <draw:custom-shape draw:style-name="gr1" draw:text-style-name="P1" draw:layer="layout" svg:width="8.344cm" svg:height="4.759cm" svg:x="18.375cm" svg:y="12.0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573cm" svg:height="1.41cm" svg:x="18.599cm" svg:y="15.133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21.289cm" svg:y="15.133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23.955cm" svg:y="15.134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18.62cm" svg:y="12.345cm">
            <text:p text:style-name="P2"><text:span text:style-name="T2">Concrete</text:span></text:p>
            <text:p text:style-name="P2"><text:span text:style-name="T2">Mar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9.88cm" svg:y1="15.145cm" svg:x2="19.88cm" svg:y2="13.745cm">
            <text:p/>
          </draw:line>
          <draw:custom-shape draw:style-name="gr6" draw:text-style-name="P4" draw:layer="layout" svg:width="2.398cm" svg:height="1.4cm" svg:x="21.312cm" svg:y="12.345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462cm" svg:height="1.4cm" svg:x="23.984cm" svg:y="12.345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2.479cm" svg:y1="15.145cm" svg:x2="22.479cm" svg:y2="13.745cm">
            <text:p/>
          </draw:line>
          <draw:line draw:style-name="gr5" draw:text-style-name="P1" draw:layer="layout" svg:x1="25.215cm" svg:y1="15.145cm" svg:x2="25.215cm" svg:y2="13.745cm">
            <text:p/>
          </draw:line>
        </draw:g>
        <draw:custom-shape draw:style-name="gr12" draw:text-style-name="P5" xml:id="id4" draw:id="id4" draw:layer="layout" svg:width="2.968cm" svg:height="1.959cm" svg:x="21.082cm" svg:y="18.069cm">
          <text:p text:style-name="P2"><text:span text:style-name="T3">Building</text:span></text:p>
          <text:p text:style-name="P2"><text:span text:style-name="T3">Element</text:span></text:p>
          <text:p text:style-name="P2"><text:span text:style-name="T3">Proxy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22.566cm" svg:y1="18.069cm" svg:x2="22.547cm" svg:y2="16.824cm" draw:start-shape="id4" draw:end-shape="id5" svg:d="M22566 18069l-19-1245" svg:viewBox="0 0 20 1246">
          <text:p/>
        </draw:connector>
        <draw:connector draw:style-name="gr9" draw:text-style-name="P6" draw:layer="layout" draw:type="line" svg:x1="21.082cm" svg:y1="19.048cm" svg:x2="14.994cm" svg:y2="19.113cm" draw:start-shape="id4" draw:start-glue-point="3" draw:end-shape="id6" draw:end-glue-point="7" svg:d="M21082 19048l-6088 65" svg:viewBox="0 0 6089 66">
          <text:p/>
        </draw:connector>
        <draw:g xml:id="id8" draw:id="id8">
          <draw:custom-shape draw:style-name="gr1" draw:text-style-name="P1" draw:layer="layout" svg:width="8.344cm" svg:height="4.759cm" svg:x="18.261cm" svg:y="3.3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573cm" svg:height="1.41cm" svg:x="18.485cm" svg:y="6.397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21.175cm" svg:y="6.397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23.841cm" svg:y="6.398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18.506cm" svg:y="3.609cm">
            <text:p text:style-name="P2"><text:span text:style-name="T2">An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19.766cm" svg:y1="6.409cm" svg:x2="19.766cm" svg:y2="5.009cm">
            <text:p/>
          </draw:line>
          <draw:custom-shape draw:style-name="gr6" draw:text-style-name="P4" draw:layer="layout" svg:width="2.398cm" svg:height="1.4cm" svg:x="21.198cm" svg:y="3.609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462cm" svg:height="1.4cm" svg:x="23.87cm" svg:y="3.609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22.365cm" svg:y1="6.409cm" svg:x2="22.365cm" svg:y2="5.009cm">
            <text:p/>
          </draw:line>
          <draw:line draw:style-name="gr5" draw:text-style-name="P1" draw:layer="layout" svg:x1="25.101cm" svg:y1="6.409cm" svg:x2="25.101cm" svg:y2="5.009cm">
            <text:p/>
          </draw:line>
        </draw:g>
        <draw:custom-shape draw:style-name="gr8" draw:text-style-name="P5" xml:id="id7" draw:id="id7" draw:layer="layout" svg:width="2.873cm" svg:height="1.959cm" svg:x="21.055cm" svg:y="9.471cm">
          <text:p text:style-name="P2"><text:span text:style-name="T3">Wall </text:span></text:p>
          <text:p text:style-name="P2"><text:span text:style-name="T3">and </text:span></text:p>
          <text:p text:style-name="P2"><text:span text:style-name="T3">Railing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22.491cm" svg:y1="9.471cm" svg:x2="22.433cm" svg:y2="8.088cm" draw:start-shape="id7" draw:end-shape="id8" svg:d="M22491 9471l-58-1383" svg:viewBox="0 0 59 1384">
          <text:p/>
        </draw:connector>
        <draw:connector draw:style-name="gr9" draw:text-style-name="P6" draw:layer="layout" draw:type="line" svg:x1="21.055cm" svg:y1="10.45cm" svg:x2="17.072cm" svg:y2="10.398cm" draw:start-shape="id7" draw:start-glue-point="3" draw:end-shape="id3" draw:end-glue-point="7" svg:d="M21055 10450l-3983-52" svg:viewBox="0 0 3984 53">
          <text:p/>
        </draw:connector>
        <draw:line draw:style-name="gr13" draw:text-style-name="P6" draw:layer="layout" svg:x1="13.462cm" svg:y1="9.017cm" svg:x2="14.732cm" svg:y2="9.017cm">
          <text:p/>
        </draw:line>
        <draw:line draw:style-name="gr13" draw:text-style-name="P6" draw:layer="layout" svg:x1="14.986cm" svg:y1="8.382cm" svg:x2="14.732cm" svg:y2="9.017cm">
          <text:p/>
        </draw:line>
        <draw:frame draw:style-name="gr14" draw:text-style-name="P10" draw:layer="layout" svg:width="1.397cm" svg:height="0.878cm" svg:x="13.462cm" svg:y="8.266cm">
          <draw:text-box>
            <text:p text:style-name="P9"><text:span text:style-name="T5">Not</text:span></text:p>
          </draw:text-box>
        </draw:frame>
        <draw:custom-shape draw:style-name="gr15" draw:text-style-name="P8" xml:id="id9" draw:id="id9" draw:layer="layout" svg:width="3.783cm" svg:height="2.519cm" svg:x="5.742cm" svg:y="13.335cm">
          <text:p text:style-name="P2"><text:span text:style-name="T2">Get Ed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7.617cm" svg:y1="11.311cm" svg:x2="7.634cm" svg:y2="13.335cm" draw:start-shape="id1" draw:start-glue-point="2" draw:end-shape="id9" draw:end-glue-point="4" svg:d="M7617 11311l17 2024" svg:viewBox="0 0 18 2025">
          <text:p/>
        </draw:connector>
        <draw:connector draw:style-name="gr9" draw:text-style-name="P6" draw:layer="layout" draw:type="line" svg:x1="9.525cm" svg:y1="14.595cm" svg:x2="11.632cm" svg:y2="14.641cm" draw:start-shape="id9" draw:start-glue-point="7" draw:end-shape="id10" draw:end-glue-point="3" svg:d="M9525 14595l2107 46" svg:viewBox="0 0 2108 47">
          <text:p/>
        </draw:connector>
        <draw:custom-shape draw:style-name="gr16" draw:text-style-name="P8" xml:id="id6" draw:id="id6" draw:layer="layout" svg:width="3.783cm" svg:height="2.519cm" svg:x="11.211cm" svg:y="17.853cm">
          <text:p text:style-name="P2"><text:span text:style-name="T2">Is 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13.068cm" svg:y1="15.621cm" svg:x2="13.103cm" svg:y2="17.853cm" draw:start-shape="id10" draw:start-glue-point="2" draw:end-shape="id6" draw:end-glue-point="4" svg:d="M13068 15621l35 2232" svg:viewBox="0 0 36 2233">
          <text:p/>
        </draw:connector>
        <draw:g xml:id="id12" draw:id="id12">
          <draw:custom-shape draw:style-name="gr1" draw:text-style-name="P1" draw:layer="layout" svg:width="8.344cm" svg:height="4.759cm" svg:x="1.543cm" svg:y="21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2.573cm" svg:height="1.41cm" svg:x="1.767cm" svg:y="24.671cm">
            <text:p text:style-name="P2"><text:span text:style-name="T1">Object 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2.464cm" svg:height="1.41cm" svg:x="4.457cm" svg:y="24.671cm">
            <text:p text:style-name="P2"><text:span text:style-name="T1">Classificatio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2.573cm" svg:height="1.41cm" svg:x="7.123cm" svg:y="24.672cm">
            <text:p text:style-name="P2"><text:span text:style-name="T1">Predefined</text:span></text:p>
            <text:p text:style-name="P2"><text:span text:style-name="T1">typ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2.491cm" svg:height="1.4cm" svg:x="1.788cm" svg:y="21.883cm">
            <text:p text:style-name="P2"><text:span text:style-name="T2">Concrete</text:span></text:p>
            <text:p text:style-name="P2"><text:span text:style-name="T2">Mar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3.048cm" svg:y1="24.683cm" svg:x2="3.048cm" svg:y2="23.283cm">
            <text:p/>
          </draw:line>
          <draw:custom-shape draw:style-name="gr6" draw:text-style-name="P4" draw:layer="layout" svg:width="2.398cm" svg:height="1.4cm" svg:x="4.48cm" svg:y="21.883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462cm" svg:height="1.4cm" svg:x="7.152cm" svg:y="21.883cm">
            <text:p text:style-name="P2"><text:span text:style-name="T2">??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5.647cm" svg:y1="24.683cm" svg:x2="5.647cm" svg:y2="23.283cm">
            <text:p/>
          </draw:line>
          <draw:line draw:style-name="gr5" draw:text-style-name="P1" draw:layer="layout" svg:x1="8.383cm" svg:y1="24.683cm" svg:x2="8.383cm" svg:y2="23.283cm">
            <text:p/>
          </draw:line>
        </draw:g>
        <draw:custom-shape draw:style-name="gr17" draw:text-style-name="P5" xml:id="id11" draw:id="id11" draw:layer="layout" svg:width="2.873cm" svg:height="2.086cm" svg:x="11.651cm" svg:y="22.96cm">
          <text:p text:style-name="P2"><text:span text:style-name="T3">Building</text:span></text:p>
          <text:p text:style-name="P2"><text:span text:style-name="T3">Element</text:span></text:p>
          <text:p text:style-name="P2"><text:span text:style-name="T3">Proxy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11.651cm" svg:y1="24.003cm" svg:x2="9.887cm" svg:y2="23.982cm" draw:start-shape="id11" draw:end-shape="id12" svg:d="M11651 24003l-1764-21" svg:viewBox="0 0 1765 22">
          <text:p/>
        </draw:connector>
        <draw:connector draw:style-name="gr9" draw:text-style-name="P6" draw:layer="layout" draw:type="line" svg:x1="13.087cm" svg:y1="22.96cm" svg:x2="13.103cm" svg:y2="20.372cm" draw:start-shape="id11" draw:start-glue-point="0" draw:end-shape="id6" draw:end-glue-point="6" svg:d="M13087 22960l16-2588" svg:viewBox="0 0 17 2589">
          <text:p/>
        </draw:connector>
        <draw:custom-shape draw:style-name="gr18" draw:text-style-name="P8" xml:id="id13" draw:id="id13" draw:layer="layout" svg:width="3.829cm" svg:height="2.519cm" svg:x="20.701cm" svg:y="22.727cm">
          <text:p text:style-name="P2"><text:span text:style-name="T2">Get 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14.524cm" svg:y1="24.003cm" svg:x2="20.701cm" svg:y2="23.987cm" draw:start-shape="id11" draw:start-glue-point="1" draw:end-shape="id13" draw:end-glue-point="5" svg:d="M14524 24003l6177-16" svg:viewBox="0 0 6178 17">
          <text:p/>
        </draw:connector>
        <draw:connector draw:style-name="gr9" draw:text-style-name="P6" draw:layer="layout" draw:type="line" svg:x1="22.566cm" svg:y1="20.028cm" svg:x2="22.616cm" svg:y2="22.727cm" draw:start-shape="id4" draw:start-glue-point="2" draw:end-shape="id13" draw:end-glue-point="4" svg:d="M22566 20028l50 2699" svg:viewBox="0 0 51 2700">
          <text:p/>
        </draw:connector>
        <draw:custom-shape draw:style-name="gr19" draw:text-style-name="P7" xml:id="id14" draw:id="id14" draw:layer="layout" svg:width="6.212cm" svg:height="1.96cm" svg:x="19.558cm" svg:y="27.259cm">
          <text:p text:style-name="P2"><text:span text:style-name="T4">Distance is not </text:span></text:p>
          <text:p text:style-name="P2"><text:span text:style-name="T4">greater than 50000 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draw:type="line" svg:x1="22.616cm" svg:y1="25.246cm" svg:x2="22.664cm" svg:y2="27.259cm" draw:start-shape="id13" draw:start-glue-point="6" draw:end-shape="id14" draw:end-glue-point="0" svg:d="M22616 25246l48 2013" svg:viewBox="0 0 49 2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2:20:11.654000000</meta:creation-date>
    <dc:date>2018-11-21T12:38:12.403000000</dc:date>
    <meta:editing-duration>PT18M</meta:editing-duration>
    <meta:editing-cycles>1</meta:editing-cycles>
    <meta:document-statistic meta:object-count="71"/>
    <meta:generator>LibreOffice/6.0.3.2$Windows_X86_64 LibreOffice_project/8f48d515416608e3a835360314dac7e47fd0b821</meta:generator>
  </office:meta>
</office:document-meta>
</file>